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d9445"/>
    </style:style>
    <style:style style:name="P2" style:family="paragraph" style:parent-style-name="Standard">
      <style:text-properties officeooo:rsid="00171725" officeooo:paragraph-rsid="00171725"/>
    </style:style>
    <style:style style:name="P3" style:family="paragraph" style:parent-style-name="Standard">
      <style:text-properties officeooo:rsid="001d9445" officeooo:paragraph-rsid="001d9445"/>
    </style:style>
    <style:style style:name="P4" style:family="paragraph" style:parent-style-name="Standard">
      <style:text-properties officeooo:rsid="00171725" officeooo:paragraph-rsid="00171725"/>
    </style:style>
    <style:style style:name="P5" style:family="paragraph" style:parent-style-name="Standard">
      <style:text-properties officeooo:rsid="002292f0" officeooo:paragraph-rsid="002292f0"/>
    </style:style>
    <style:style style:name="T1" style:family="text">
      <style:text-properties officeooo:rsid="001a2e4d"/>
    </style:style>
    <style:style style:name="T2" style:family="text">
      <style:text-properties officeooo:rsid="001ae722"/>
    </style:style>
    <style:style style:name="T3" style:family="text">
      <style:text-properties officeooo:rsid="001c1186"/>
    </style:style>
    <style:style style:name="T4" style:family="text">
      <style:text-properties officeooo:rsid="001ccde6"/>
    </style:style>
    <style:style style:name="T5" style:family="text">
      <style:text-properties officeooo:rsid="001d9445"/>
    </style:style>
    <style:style style:name="T6" style:family="text">
      <style:text-properties officeooo:rsid="001ec88e"/>
    </style:style>
    <style:style style:name="T7" style:family="text">
      <style:text-properties officeooo:rsid="002292f0"/>
    </style:style>
    <style:style style:name="T8" style:family="text">
      <style:text-properties officeooo:rsid="001717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include &lt;bits/stdc++.h&gt;</text:p>
      <text:p text:style-name="P2">using namespace std;</text:p>
      <text:p text:style-name="P2">ios::sync_with_stdio(false); cin.tie(0); cout.tie(0);</text:p>
      <text:p text:style-name="P2">FLAGS=-Wall -Wextra -Wshadow -Wno-unused-result -D_GLIBCXX_DEBUG -fsanitize=address -fsanitize=undefined -fno-sanitize-recover</text:p>
      <text:p text:style-name="P2"/>
      <text:p text:style-name="P2">run_a: clean</text:p>
      <text:p text:style-name="P2"><text:tab/>@g++ a.cpp $(FLAGS) -D_LOCAL_ &amp;&amp; ./a.out &lt; d.in</text:p>
      <text:p text:style-name="P2"/>
      <text:p text:style-name="P2">cout.precision(20); <text:span text:style-name="T1">cout &lt;&lt; fixed &lt;&lt; ans;</text:span></text:p>
      <text:p text:style-name="P2"/>
      <text:p text:style-name="P5">nº digits = floor(log10(num)) + 1</text:p>
      <text:p text:style-name="P5">Catalan number = nCr(2n, n) / (n+1)</text:p>
      <text:p text:style-name="P5"><text:span text:style-name="T8">//Find minimum in a discrete function that first decrease and then increase</text:span></text:p>
      <text:p text:style-name="P2">//The minimum is check(x)</text:p>
      <text:p text:style-name="P2">ll x = 0;</text:p>
      <text:p text:style-name="P2">for(i = m; i &gt; 0; i /= 2) {</text:p>
      <text:p text:style-name="P2"><text:s text:c="7"/>while(x + i + 1 &lt; m &amp;&amp; check(x + i) &gt;= check(x + i + 1)) x += i;</text:p>
      <text:p text:style-name="P2">}</text:p>
      <text:p text:style-name="P2">if(check(x) &gt;= check(x + 1)) ++x;</text:p>
      <text:p text:style-name="P2"/>
      <text:p text:style-name="P2">//iterate over all subsets of a set</text:p>
      <text:p text:style-name="P2">//0, lsb, 2lsb, 2lsb &amp; lsb, 3lsb...</text:p>
      <text:p text:style-name="P2">do{</text:p>
      <text:p text:style-name="P2"><text:s text:c="4"/>} while((b = (b - x) &amp; x));</text:p>
      <text:p text:style-name="P2"/>
      <text:p text:style-name="P2">//m will be all submask of m, consider 0 appart</text:p>
      <text:p text:style-name="P2">for(m = n; m &gt; 0; m = (m-1)&amp;n) {}</text:p>
      <text:p text:style-name="P2"/>
      <text:p text:style-name="P2">struct Point{</text:p>
      <text:p text:style-name="P2"><text:s text:c="4"/>ll x, y, w; //weight</text:p>
      <text:p text:style-name="P2"><text:s text:c="4"/>bool operator == (Point a) {</text:p>
      <text:p text:style-name="P2"><text:s text:c="8"/>return x == a.x &amp;&amp; y == a.y;</text:p>
      <text:p text:style-name="P2"><text:s text:c="4"/>}</text:p>
      <text:p text:style-name="P2"><text:s text:c="4"/>bool operator != (Point a) {</text:p>
      <text:p text:style-name="P2"><text:s text:c="8"/>return x != a.x || y != a.y;</text:p>
      <text:p text:style-name="P2"><text:s text:c="4"/>}</text:p>
      <text:p text:style-name="P2"><text:s text:c="4"/>bool operator &lt; (Point a) {</text:p>
      <text:p text:style-name="P2"><text:s text:c="8"/>if(x != a.x) return x &lt; a.x;</text:p>
      <text:p text:style-name="P2"><text:s text:c="8"/>return y &lt; a.y;</text:p>
      <text:p text:style-name="P2"><text:s text:c="4"/>}</text:p>
      <text:p text:style-name="P2"><text:s text:c="4"/>ll getquad() {</text:p>
      <text:p text:style-name="P2"><text:s text:c="8"/>if(x &gt; 0 &amp;&amp; y &gt;= 0) return 1;</text:p>
      <text:p text:style-name="P2"><text:s text:c="8"/>if(x &lt;= 0 &amp;&amp; y &gt; 0) return 2;</text:p>
      <text:p text:style-name="P2"><text:s text:c="8"/>if(x &lt; 0 &amp;&amp; y &lt;= 0) return 3;</text:p>
      <text:p text:style-name="P2"><text:s text:c="8"/>if(x &gt;= 0 &amp;&amp; y &lt; 0) return 4;</text:p>
      <text:p text:style-name="P2"/>
      <text:p text:style-name="P2"><text:s text:c="8"/>return 0;</text:p>
      <text:p text:style-name="P2"><text:s text:c="4"/>}</text:p>
      <text:p text:style-name="P2"><text:s text:c="4"/>void show() {</text:p>
      <text:p text:style-name="P2"><text:soft-page-break/><text:s text:c="8"/>cout &lt;&lt; "(" &lt;&lt; x &lt;&lt; ", " &lt;&lt; y &lt;&lt; ")" &lt;&lt; endl; </text:p>
      <text:p text:style-name="P2"><text:s text:c="4"/>}</text:p>
      <text:p text:style-name="P2">};</text:p>
      <text:p text:style-name="P2"/>
      <text:p text:style-name="P2">const int LEFT = 1;</text:p>
      <text:p text:style-name="P2">const int RIGHT = -1;</text:p>
      <text:p text:style-name="P2">int orientation(Point p1, Point p2, Point p3){</text:p>
      <text:p text:style-name="P2"><text:s text:c="4"/>ll ans = (p2.x - p1.x) * (p3.y - p2.y) - (p3.x - p2.x) * (p2.y - p1.y);</text:p>
      <text:p text:style-name="P2"><text:s text:c="4"/>if(ans == 0) return ans;</text:p>
      <text:p text:style-name="P2"><text:s text:c="4"/>return ans &gt; 0 ? LEFT : RIGHT;</text:p>
      <text:p text:style-name="P2">}</text:p>
      <text:p text:style-name="P2"/>
      <text:p text:style-name="P2">//Sort counterclockwise the points, with the center in v[0].</text:p>
      <text:p text:style-name="P2">//Starts at 6:00, no 3 points are collinear</text:p>
      <text:p text:style-name="P2">bool cmp_counterclockwise(Point a, Point b) {</text:p>
      <text:p text:style-name="P2"><text:s text:c="4"/>if(a.x == v[0].x) return true;</text:p>
      <text:p text:style-name="P2"><text:s text:c="4"/>if(b.x == v[0].x) return false;</text:p>
      <text:p text:style-name="P2"><text:s text:c="4"/>if(a.x &gt; v[0].x &amp;&amp; v[0].x &gt; b.x) {</text:p>
      <text:p text:style-name="P2"><text:s text:c="8"/>return true;</text:p>
      <text:p text:style-name="P2"><text:s text:c="4"/>}</text:p>
      <text:p text:style-name="P2"><text:s text:c="4"/>if(b.x &gt; v[0].x &amp;&amp; v[0].x &gt; a.x) {</text:p>
      <text:p text:style-name="P2"><text:s text:c="8"/>return false;</text:p>
      <text:p text:style-name="P2"><text:s text:c="4"/>}</text:p>
      <text:p text:style-name="P2"><text:s text:c="4"/>return orientation(a, v[0], b) == RIGHT;</text:p>
      <text:p text:style-name="P2">}</text:p>
      <text:p text:style-name="P2"/>
      <text:p text:style-name="P2"/>
      <text:p text:style-name="P2">point firstPoint;</text:p>
      <text:p text:style-name="P2">//<text:span text:style-name="T2">Graham compare</text:span></text:p>
      <text:p text:style-name="P2">bool compare(point a, point b){</text:p>
      <text:p text:style-name="P2"><text:s text:c="4"/>if(a == firstPoint) return true;</text:p>
      <text:p text:style-name="P2"><text:s text:c="4"/>if(b == firstPoint) return false;</text:p>
      <text:p text:style-name="P2"><text:s text:c="4"/>int o = orientation(firstPoint, a, b);</text:p>
      <text:p text:style-name="P2"><text:s text:c="4"/>if(o == 0) return a.x &lt; b.x;</text:p>
      <text:p text:style-name="P2"><text:s text:c="4"/>return o == LEFT? true : false;</text:p>
      <text:p text:style-name="P2">}</text:p>
      <text:p text:style-name="P2"/>
      <text:p text:style-name="P2">//supposse n &gt; 2</text:p>
      <text:p text:style-name="P2">ll szHull;</text:p>
      <text:p text:style-name="P2">vector&lt;point&gt; Hull;</text:p>
      <text:p text:style-name="P2">//Graham Scan, O(nlogn)</text:p>
      <text:p text:style-name="P2">void convexHull(vector&lt;point&gt; &amp;vpoint, int n){</text:p>
      <text:p text:style-name="P2"><text:s text:c="4"/>int i, o;</text:p>
      <text:p text:style-name="P2"><text:s text:c="4"/>firstPoint = vpoint[0];</text:p>
      <text:p text:style-name="P2"><text:s text:c="4"/>for(i = 1; i &lt; n; ++i) ckmin(firstPoint, vpoint[i]);</text:p>
      <text:p text:style-name="P2"/>
      <text:p text:style-name="P2"><text:s text:c="4"/>sort(vpoint.begin(), vpoint.end(), compare);</text:p>
      <text:p text:style-name="P2"><text:s text:c="2"/></text:p>
      <text:p text:style-name="P2"><text:s text:c="4"/>if(n &lt;= 2) {cout &lt;&lt; "0"; exit(0);}</text:p>
      <text:p text:style-name="P2"><text:s text:c="4"/></text:p>
      <text:p text:style-name="P2"><text:soft-page-break/><text:s text:c="4"/>Hull = {vpoint[0], vpoint[1]};</text:p>
      <text:p text:style-name="P2"><text:s text:c="4"/>szHull = 2;</text:p>
      <text:p text:style-name="P2"><text:s text:c="4"/></text:p>
      <text:p text:style-name="P2"><text:s text:c="4"/>for(i = 2; i &lt; n; ++i){</text:p>
      <text:p text:style-name="P2"><text:s text:c="8"/>o = orientation(Hull[szHull - 2], Hull[szHull - 1], vpoint[i]);</text:p>
      <text:p text:style-name="P2"><text:s text:c="8"/>while(o == RIGHT || o == 0) {</text:p>
      <text:p text:style-name="P2"><text:s text:c="12"/>Hull.pop_back();</text:p>
      <text:p text:style-name="P2"><text:s text:c="12"/>--szHull;</text:p>
      <text:p text:style-name="P2"><text:s text:c="12"/>if(szHull &lt; 2) break;</text:p>
      <text:p text:style-name="P2"><text:s text:c="12"/>o = orientation(Hull[szHull - 2], Hull[szHull - 1], vpoint[i]);</text:p>
      <text:p text:style-name="P2"><text:s text:c="8"/>}</text:p>
      <text:p text:style-name="P2"><text:s text:c="8"/>Hull.pb(vpoint[i]);</text:p>
      <text:p text:style-name="P2"><text:s text:c="8"/>++szHull;</text:p>
      <text:p text:style-name="P2"><text:s text:c="4"/>}</text:p>
      <text:p text:style-name="P2"/>
      <text:p text:style-name="P2">}</text:p>
      <text:p text:style-name="P2"/>
      <text:p text:style-name="P2"/>
      <text:p text:style-name="P2">//shows in O(n) SCC Strongly Connected Components. </text:p>
      <text:p text:style-name="P2">//first dfs1 when node is processed is added to the stack, then the graph is transposed, then dfs2 when node is processed is showed in its component </text:p>
      <text:p text:style-name="P2">vector&lt;vi&gt; graph, graphRev;</text:p>
      <text:p text:style-name="P2">stack&lt;int&gt; s;</text:p>
      <text:p text:style-name="P2">vector&lt;bool&gt; visited;</text:p>
      <text:p text:style-name="P2">ll n;</text:p>
      <text:p text:style-name="P2"/>
      <text:p text:style-name="P2">void dfs1(ll u){</text:p>
      <text:p text:style-name="P2"><text:s text:c="4"/>visited[u] = true;</text:p>
      <text:p text:style-name="P2"><text:s text:c="4"/>for(auto v : graph[u]){</text:p>
      <text:p text:style-name="P2"><text:s text:c="8"/>if(visited[v] == false) dfs1(v);</text:p>
      <text:p text:style-name="P2"><text:s text:c="4"/>}</text:p>
      <text:p text:style-name="P2"><text:s text:c="4"/>s.push(u);</text:p>
      <text:p text:style-name="P2">}</text:p>
      <text:p text:style-name="P2"/>
      <text:p text:style-name="P2">void dfs2(ll u){</text:p>
      <text:p text:style-name="P2"><text:s text:c="4"/>visited[u] = true;</text:p>
      <text:p text:style-name="P2"><text:s text:c="4"/>for(auto v : graphRev[u]){</text:p>
      <text:p text:style-name="P2"><text:s text:c="8"/>if(visited[v] == false) dfs2(v);</text:p>
      <text:p text:style-name="P2"><text:s text:c="4"/>}</text:p>
      <text:p text:style-name="P2"><text:s text:c="4"/>cout &lt;&lt; u &lt;&lt; ".";</text:p>
      <text:p text:style-name="P2">}</text:p>
      <text:p text:style-name="P2"/>
      <text:p text:style-name="P2">void Kosaraju(){</text:p>
      <text:p text:style-name="P2"><text:s text:c="4"/>ll i, j;</text:p>
      <text:p text:style-name="P2"><text:s text:c="4"/></text:p>
      <text:p text:style-name="P2"><text:s text:c="4"/>//transpose graph to graphRev</text:p>
      <text:p text:style-name="P2"><text:s text:c="4"/>for(i = 0; i &lt; n; ++i){</text:p>
      <text:p text:style-name="P2"><text:s text:c="8"/>for(j = 0; j &lt; sz(graph[i]); ++j){</text:p>
      <text:p text:style-name="P2"><text:s text:c="12"/>graphRev[graph[i][j]].pb(i);</text:p>
      <text:p text:style-name="P2"><text:s text:c="8"/>}</text:p>
      <text:p text:style-name="P2"><text:soft-page-break/><text:s text:c="4"/>}</text:p>
      <text:p text:style-name="P2"><text:s text:c="4"/></text:p>
      <text:p text:style-name="P2"><text:s text:c="4"/>visited.assign(n, false);</text:p>
      <text:p text:style-name="P2"><text:s text:c="4"/>dfs1(0);</text:p>
      <text:p text:style-name="P2"><text:s text:c="4"/>visited.assign(n, false);</text:p>
      <text:p text:style-name="P2"><text:s text:c="4"/></text:p>
      <text:p text:style-name="P2"/>
      <text:p text:style-name="P2"><text:s text:c="4"/>while(true) {</text:p>
      <text:p text:style-name="P2"><text:s text:c="8"/>while(s.empty() == false &amp;&amp; visited[s.top()] == true) s.pop();</text:p>
      <text:p text:style-name="P2"><text:s text:c="8"/>if(s.empty() == true) break;</text:p>
      <text:p text:style-name="P2"/>
      <text:p text:style-name="P2"><text:s text:c="8"/>dfs2(s.top());</text:p>
      <text:p text:style-name="P2"><text:s text:c="8"/>cout &lt;&lt; endl;</text:p>
      <text:p text:style-name="P2"><text:s text:c="8"/></text:p>
      <text:p text:style-name="P2"><text:s text:c="4"/>}</text:p>
      <text:p text:style-name="P2"><text:s text:c="5"/></text:p>
      <text:p text:style-name="P2">}</text:p>
      <text:p text:style-name="P2"/>
      <text:p text:style-name="P2">//<text:span text:style-name="T2">Bellman Ford, try to relax all edges n times. If you can still relax 1 edge more then there are a negative cycle</text:span></text:p>
      <text:p text:style-name="P2"/>
      <text:p text:style-name="P2">//Return the vector of minimum distance between s to all other n nodes. -1 = INF</text:p>
      <text:p text:style-name="P2">//u = (cost, next node), graph[u] = vector of (next node, cost)</text:p>
      <text:p text:style-name="P2">vll dijkstra(ll s, ll n) {</text:p>
      <text:p text:style-name="P2"><text:s text:c="4"/>vll visited(n, -1);</text:p>
      <text:p text:style-name="P2"><text:s text:c="4"/>pll u;</text:p>
      <text:p text:style-name="P2"><text:s text:c="4"/>priority_queue&lt;pll, vector&lt;pll&gt;, greater&lt;pll&gt;&gt; p;</text:p>
      <text:p text:style-name="P2"><text:s text:c="4"/>p.push(mp(0, s));</text:p>
      <text:p text:style-name="P2"><text:s text:c="4"/>while(p.empty() == false) {</text:p>
      <text:p text:style-name="P2"><text:s text:c="8"/>u = p.top(); p.pop();</text:p>
      <text:p text:style-name="P2"><text:s text:c="8"/>if(visited[u.se] != -1) continue;</text:p>
      <text:p text:style-name="P2"><text:s text:c="8"/>visited[u.se] = u.fi;</text:p>
      <text:p text:style-name="P2"><text:s text:c="8"/>for(auto el : graph[u.se]) </text:p>
      <text:p text:style-name="P2"><text:s text:c="12"/>p.push(mp(u.fi + el.se, el.fi));</text:p>
      <text:p text:style-name="P2"><text:s text:c="4"/>}</text:p>
      <text:p text:style-name="P2"><text:s text:c="4"/>return visited;</text:p>
      <text:p text:style-name="P2">}</text:p>
      <text:p text:style-name="P2"/>
      <text:p text:style-name="P2">//<text:span text:style-name="T2">LCA in a tree rooted at 0</text:span></text:p>
      <text:p text:style-name="P2">int parent[LOG_N][MAX_N]; //parent[i][j] is the ancestor 2^i of node j. Is a sparse table</text:p>
      <text:p text:style-name="P2">int level[MAX_N]; //depth of the node in the tree</text:p>
      <text:p text:style-name="P2"/>
      <text:p text:style-name="P2">//call dfs0(0, 0);</text:p>
      <text:p text:style-name="P2">void dfs0(int u, int p) {</text:p>
      <text:p text:style-name="P2"><text:s text:c="4"/>parent[0][u] = p;</text:p>
      <text:p text:style-name="P2"><text:s text:c="4"/>for(auto v : graph[u]) {</text:p>
      <text:p text:style-name="P2"><text:s text:c="8"/>if(v == p) continue;</text:p>
      <text:p text:style-name="P2"><text:s text:c="8"/>level[v] = level[u] + 1;</text:p>
      <text:p text:style-name="P2"><text:s text:c="8"/>dfs0(v, u);</text:p>
      <text:p text:style-name="P2"><text:s text:c="4"/>}</text:p>
      <text:p text:style-name="P2"><text:soft-page-break/>}</text:p>
      <text:p text:style-name="P2"/>
      <text:p text:style-name="P2">//O(n log n)</text:p>
      <text:p text:style-name="P2">void preprocess() {</text:p>
      <text:p text:style-name="P2"><text:s text:c="4"/>int i, j;</text:p>
      <text:p text:style-name="P2"><text:s text:c="4"/>dfs0(0, 0);</text:p>
      <text:p text:style-name="P2"><text:s text:c="4"/>for(i = 1; i &lt; LOG_N; ++i) {</text:p>
      <text:p text:style-name="P2"><text:s text:c="8"/>for(j = 0; j &lt; MAX_N; ++j) {</text:p>
      <text:p text:style-name="P2"><text:s text:c="12"/>parent[i][j] = parent[i - 1][parent[i - 1][j]];</text:p>
      <text:p text:style-name="P2"><text:s text:c="8"/>}</text:p>
      <text:p text:style-name="P2"><text:s text:c="4"/>}</text:p>
      <text:p text:style-name="P2">}</text:p>
      <text:p text:style-name="P2"/>
      <text:p text:style-name="P2">//rise b to the same level as a and continue moving up. O(log n)</text:p>
      <text:p text:style-name="P2">int lca(int a, int b) {</text:p>
      <text:p text:style-name="P2"><text:s text:c="4"/>int i;</text:p>
      <text:p text:style-name="P2"/>
      <text:p text:style-name="P2"><text:s text:c="4"/>if(level[a] &gt; level[b]) swap(a, b);</text:p>
      <text:p text:style-name="P2"><text:s text:c="4"/>int d = level[b] - level[a];</text:p>
      <text:p text:style-name="P2"><text:s text:c="4"/></text:p>
      <text:p text:style-name="P2"><text:s text:c="4"/>for(i = 0; i &lt; LOG_N; ++i) {</text:p>
      <text:p text:style-name="P2"><text:s text:c="8"/>if((d &gt;&gt; i) &amp; 1) b = parent[i][b];</text:p>
      <text:p text:style-name="P2"><text:s text:c="4"/>}</text:p>
      <text:p text:style-name="P2"><text:s text:c="4"/>if(a == b) return a;</text:p>
      <text:p text:style-name="P2"><text:s text:c="4"/></text:p>
      <text:p text:style-name="P2"><text:s text:c="4"/>for(i = LOG_N - 1; i &gt;= 0; --i) {</text:p>
      <text:p text:style-name="P2"><text:s text:c="8"/>if(parent[i][a] != parent[i][b])</text:p>
      <text:p text:style-name="P2"><text:s text:c="12"/>a = parent[i][a], b = parent[i][b];</text:p>
      <text:p text:style-name="P2"><text:s text:c="4"/>}</text:p>
      <text:p text:style-name="P2"><text:s text:c="8"/></text:p>
      <text:p text:style-name="P2"><text:s text:c="4"/>return parent[0][a];</text:p>
      <text:p text:style-name="P2">}</text:p>
      <text:p text:style-name="P2"/>
      <text:p text:style-name="P2">//distance between two nodes in a tree</text:p>
      <text:p text:style-name="P2">int dist(int u, int v) {</text:p>
      <text:p text:style-name="P2"><text:s text:c="4"/>return level[u] + level[v] - 2 * level[lca(u, v)];</text:p>
      <text:p text:style-name="P2">}</text:p>
      <text:p text:style-name="P2"/>
      <text:p text:style-name="P2">//standard Ford Fulkerson algorithm for maxFlow.</text:p>
      <text:p text:style-name="P2">//Need a ady matrix graph[][]</text:p>
      <text:p text:style-name="P2">vll parent;</text:p>
      <text:p text:style-name="P2">bool BFS() {</text:p>
      <text:p text:style-name="P2"><text:s text:c="4"/>ll u, v;</text:p>
      <text:p text:style-name="P2"><text:s text:c="4"/>vector&lt;bool&gt; visited(n + 2, false);</text:p>
      <text:p text:style-name="P2"><text:s text:c="4"/>queue&lt;ll&gt; q;</text:p>
      <text:p text:style-name="P2"><text:s text:c="4"/>q.push(n);</text:p>
      <text:p text:style-name="P2"><text:s text:c="4"/>visited[n] = true;</text:p>
      <text:p text:style-name="P2"><text:s text:c="4"/>while(q.empty() == false) {</text:p>
      <text:p text:style-name="P2"><text:s text:c="8"/>u = q.front();</text:p>
      <text:p text:style-name="P2"><text:s text:c="8"/>q.pop();</text:p>
      <text:p text:style-name="P2"><text:soft-page-break/><text:s text:c="8"/></text:p>
      <text:p text:style-name="P2"><text:s text:c="8"/>for(v = 0; v &lt; n + 2; ++v) {</text:p>
      <text:p text:style-name="P2"><text:s text:c="12"/>if(visited[v] == false &amp;&amp; graph[u][v] &gt; 0) {</text:p>
      <text:p text:style-name="P2"><text:s text:c="16"/>parent[v] = u;</text:p>
      <text:p text:style-name="P2"><text:s text:c="16"/>visited[v] = true;</text:p>
      <text:p text:style-name="P2"><text:s text:c="16"/>if(v == n + 1) return true;</text:p>
      <text:p text:style-name="P2"><text:s text:c="16"/>q.push(v);</text:p>
      <text:p text:style-name="P2"><text:s text:c="12"/>}</text:p>
      <text:p text:style-name="P2"><text:s text:c="8"/>}</text:p>
      <text:p text:style-name="P2"><text:s text:c="4"/>}</text:p>
      <text:p text:style-name="P2"><text:s text:c="4"/>return false;</text:p>
      <text:p text:style-name="P2">}</text:p>
      <text:p text:style-name="P2">ll maxFlow() { //0-1 maxFlow, doesn't need to check for m's values</text:p>
      <text:p text:style-name="P2"><text:s text:c="4"/>ll max_flow = 0, v, m;</text:p>
      <text:p text:style-name="P2"><text:s text:c="4"/>parent.assign(n + 2, -1);</text:p>
      <text:p text:style-name="P2"><text:s text:c="4"/>while(BFS()) {</text:p>
      <text:p text:style-name="P2"><text:s text:c="8"/>m = LLONG_MAX;</text:p>
      <text:p text:style-name="P2"><text:s text:c="8"/>for(v = n + 1; v != n; v = parent[v]) {</text:p>
      <text:p text:style-name="P2"><text:s text:c="12"/>m = min(m, graph[parent[v]][v]);</text:p>
      <text:p text:style-name="P2"><text:s text:c="8"/>}</text:p>
      <text:p text:style-name="P2"><text:s text:c="8"/>max_flow += m;</text:p>
      <text:p text:style-name="P2"><text:s text:c="8"/>for(v = n + 1; v != n; v = parent[v]) {</text:p>
      <text:p text:style-name="P2"><text:s text:c="12"/>graph[parent[v]][v] -= m;</text:p>
      <text:p text:style-name="P2"><text:s text:c="12"/>graph[v][parent[v]] += m;</text:p>
      <text:p text:style-name="P2"><text:s text:c="8"/>}</text:p>
      <text:p text:style-name="P2"><text:s text:c="4"/>}</text:p>
      <text:p text:style-name="P2"><text:s text:c="4"/></text:p>
      <text:p text:style-name="P2"><text:s text:c="4"/>return max_flow;</text:p>
      <text:p text:style-name="P2">}</text:p>
      <text:p text:style-name="P2"/>
      <text:p text:style-name="P2">//<text:span text:style-name="T3">Totient function + Linear Sieve</text:span></text:p>
      <text:p text:style-name="P2">const ll NUM_MAX = 1e5 + 10;</text:p>
      <text:p text:style-name="P2">bool num[NUM_MAX];//if num[i] = false =&gt; i is prime</text:p>
      <text:p text:style-name="P2">vector&lt;int&gt; prime;</text:p>
      <text:p text:style-name="P2">ll phi[NUM_MAX];</text:p>
      <text:p text:style-name="P2"/>
      <text:p text:style-name="P2">//phi[x] is the number of coprime numbers with x. phi(p^k) = p^k - p^(k-1)</text:p>
      <text:p text:style-name="P2">void totient_function_generator(int max_num_primo){ //Works in O(n), also creates a sieve.</text:p>
      <text:p text:style-name="P2"><text:s text:c="4"/>int i, j, prime_size = 0;</text:p>
      <text:p text:style-name="P2"><text:s text:c="4"/></text:p>
      <text:p text:style-name="P2"><text:s text:c="4"/>phi[1] = 1;</text:p>
      <text:p text:style-name="P2"><text:s text:c="4"/></text:p>
      <text:p text:style-name="P2"><text:s text:c="4"/>for(i = 2; i &lt;= max_num_primo; ++i){</text:p>
      <text:p text:style-name="P2"><text:s text:c="8"/>if(num[i] == false) {prime.push_back(i); ++prime_size; phi[i] = i - 1;} //If p is prime</text:p>
      <text:p text:style-name="P2"><text:s text:c="8"/></text:p>
      <text:p text:style-name="P2"><text:s text:c="8"/>for(j = 0; j &lt; prime_size &amp;&amp; i * prime[j] &lt;= max_num_primo; ++j){</text:p>
      <text:p text:style-name="P2"><text:s text:c="12"/>num[i * prime[j]] = true;</text:p>
      <text:p text:style-name="P2"><text:s text:c="12"/>if(i % prime[j] != 0) </text:p>
      <text:p text:style-name="P2"><text:s text:c="16"/>phi[i * prime[j]] = phi[i] * phi[prime[j]]; //If p doesn't divide i</text:p>
      <text:p text:style-name="P2"><text:s text:c="12"/>else {</text:p>
      <text:p text:style-name="P2"><text:soft-page-break/><text:s text:c="16"/>phi[i * prime[j]] = prime[j] * phi[i];</text:p>
      <text:p text:style-name="P2"><text:s text:c="16"/>break;</text:p>
      <text:p text:style-name="P2"><text:s text:c="12"/>} //If p divides i</text:p>
      <text:p text:style-name="P2"><text:s text:c="8"/>}</text:p>
      <text:p text:style-name="P2"><text:s text:c="4"/>}</text:p>
      <text:p text:style-name="P2"><text:s text:c="4"/></text:p>
      <text:p text:style-name="P2">}</text:p>
      <text:p text:style-name="P2"/>
      <text:p text:style-name="P2">//<text:span text:style-name="T4">FFT</text:span></text:p>
      <text:p text:style-name="P2">typedef complex&lt;ld&gt; cd;</text:p>
      <text:p text:style-name="P2">typedef vector&lt;cd&gt; vcd;</text:p>
      <text:p text:style-name="P2"/>
      <text:p text:style-name="P2">void show(vcd v) {</text:p>
      <text:p text:style-name="P2"><text:s text:c="4"/>int cont = 0;</text:p>
      <text:p text:style-name="P2"><text:s text:c="4"/>cout &lt;&lt; "------------------" &lt;&lt; endl;</text:p>
      <text:p text:style-name="P2"><text:s text:c="4"/>for(auto el : v) cout &lt;&lt; el.real() &lt;&lt; "x^" &lt;&lt; cont++ &lt;&lt; " + ";</text:p>
      <text:p text:style-name="P2"><text:s text:c="4"/>cout &lt;&lt; endl &lt;&lt; "------------------" &lt;&lt; endl;</text:p>
      <text:p text:style-name="P2">} </text:p>
      <text:p text:style-name="P2"/>
      <text:p text:style-name="P2">//Evaluate the pol a in the n roots of the unity, in O(n log n)</text:p>
      <text:p text:style-name="P2">vcd fft(vcd a) {</text:p>
      <text:p text:style-name="P2"><text:s text:c="4"/>int n = a.size(), i;</text:p>
      <text:p text:style-name="P2"><text:s text:c="4"/>if(n == 1) return a;</text:p>
      <text:p text:style-name="P2"><text:s text:c="4"/></text:p>
      <text:p text:style-name="P2"><text:s text:c="4"/>//the first n-th root of unity</text:p>
      <text:p text:style-name="P2"><text:s text:c="4"/>cd w_n(cos((2 * PI) / n), sin((2 * PI) / n));</text:p>
      <text:p text:style-name="P2"><text:s text:c="4"/>cd w(1.0, 0.0);</text:p>
      <text:p text:style-name="P2"><text:s text:c="4"/></text:p>
      <text:p text:style-name="P2"><text:s text:c="4"/>//Divide</text:p>
      <text:p text:style-name="P2"><text:s text:c="4"/>vcd a_even, a_odd;</text:p>
      <text:p text:style-name="P2"><text:s text:c="4"/>for(i = 0; i &lt; n; ++i) {</text:p>
      <text:p text:style-name="P2"><text:s text:c="8"/>if(i % 2) a_odd.pb(a[i]);</text:p>
      <text:p text:style-name="P2"><text:s text:c="8"/>else a_even.pb(a[i]);</text:p>
      <text:p text:style-name="P2"><text:s text:c="4"/>}</text:p>
      <text:p text:style-name="P2"><text:s text:c="4"/></text:p>
      <text:p text:style-name="P2"><text:s text:c="4"/>vcd y_even = fft(a_even);</text:p>
      <text:p text:style-name="P2"><text:s text:c="4"/>vcd y_odd = fft(a_odd);</text:p>
      <text:p text:style-name="P2"><text:s text:c="4"/>vcd y(n);</text:p>
      <text:p text:style-name="P2"><text:s text:c="4"/>for(i = 0; i &lt; n/2; ++i) {</text:p>
      <text:p text:style-name="P2"><text:s text:c="8"/>y[i] = y_even[i] + w * y_odd[i];</text:p>
      <text:p text:style-name="P2"><text:s text:c="8"/>y[i + n/2] = y_even[i] - w * y_odd[i];</text:p>
      <text:p text:style-name="P2"><text:s text:c="8"/>w *= w_n;</text:p>
      <text:p text:style-name="P2"><text:s text:c="4"/>}</text:p>
      <text:p text:style-name="P2"><text:s text:c="4"/></text:p>
      <text:p text:style-name="P2"><text:s text:c="4"/>return y;</text:p>
      <text:p text:style-name="P2">}</text:p>
      <text:p text:style-name="P2"/>
      <text:p text:style-name="P2">//O(n) multiplication point by point</text:p>
      <text:p text:style-name="P2">vcd multiply(vcd a, vcd b) {</text:p>
      <text:p text:style-name="P2"><text:s text:c="4"/>int n = a.size(), i;</text:p>
      <text:p text:style-name="P2"><text:soft-page-break/><text:s text:c="4"/>vcd c(n);</text:p>
      <text:p text:style-name="P2"><text:s text:c="4"/>for(i = 0; i &lt; n; ++i) c[i] = a[i] * b[i];</text:p>
      <text:p text:style-name="P2"><text:s text:c="4"/>return c;</text:p>
      <text:p text:style-name="P2">}</text:p>
      <text:p text:style-name="P2"/>
      <text:p text:style-name="P2">//conjugate the points instead of the root and resize the polynomio by a factor of 1/n</text:p>
      <text:p text:style-name="P2">vcd inverse(vcd a) {</text:p>
      <text:p text:style-name="P2"><text:s text:c="4"/>int n = a.size(), i;</text:p>
      <text:p text:style-name="P2"><text:s text:c="4"/>for(i = 0; i &lt; n; ++i) a[i] = conj(a[i]);</text:p>
      <text:p text:style-name="P2"><text:s text:c="4"/>a = fft(a);</text:p>
      <text:p text:style-name="P2"><text:s text:c="4"/>for(i = 0; i &lt; n; ++i) a[i] /= n;</text:p>
      <text:p text:style-name="P2"><text:s text:c="4"/>return a;</text:p>
      <text:p text:style-name="P2">}</text:p>
      <text:p text:style-name="P2"/>
      <text:p text:style-name="P2">//cout &lt;&lt; a &lt;&lt; "*(" &lt;&lt; x &lt;&lt; ") + " &lt;&lt; b &lt;&lt; "*(" &lt;&lt; y &lt;&lt; ") = " &lt;&lt; g &lt;&lt; endl; </text:p>
      <text:p text:style-name="P2">ll gcdEx(ll a, ll b, ll *x1, ll *y1) {</text:p>
      <text:p text:style-name="P2"><text:s text:c="4"/>if(a == 0) {</text:p>
      <text:p text:style-name="P2"><text:s text:c="8"/>*x1 = 0;</text:p>
      <text:p text:style-name="P2"><text:s text:c="8"/>*y1 = 1;</text:p>
      <text:p text:style-name="P2"><text:s text:c="8"/>return b;</text:p>
      <text:p text:style-name="P2"><text:s text:c="4"/>}</text:p>
      <text:p text:style-name="P2"><text:s text:c="4"/>ll x0, y0, g;</text:p>
      <text:p text:style-name="P2"><text:s text:c="4"/>g = gcdEx(b%a, a, &amp;x0, &amp;y0);</text:p>
      <text:p text:style-name="P2"><text:s text:c="4"/></text:p>
      <text:p text:style-name="P2"><text:s text:c="4"/>*x1 = y0 - (b/a)*x0;</text:p>
      <text:p text:style-name="P2"><text:s text:c="4"/>*y1 = x0;</text:p>
      <text:p text:style-name="P2"><text:s text:c="4"/></text:p>
      <text:p text:style-name="P2"><text:s text:c="4"/>return g;</text:p>
      <text:p text:style-name="P2">}</text:p>
      <text:p text:style-name="P2"/>
      <text:p text:style-name="P2">//<text:span text:style-name="T5">Inverse with mod</text:span></text:p>
      <text:p text:style-name="P2">ll elevate(ll a, ll b){</text:p>
      <text:p text:style-name="P2"><text:s text:c="4"/>ll ans = 1;</text:p>
      <text:p text:style-name="P2"><text:s text:c="4"/>while(b){</text:p>
      <text:p text:style-name="P2"><text:s text:c="8"/>if(b &amp; 1) ans = ans * a % mod;</text:p>
      <text:p text:style-name="P2"><text:s text:c="8"/>b &gt;&gt;= 1;</text:p>
      <text:p text:style-name="P2"><text:s text:c="8"/>a = a * a % mod;</text:p>
      <text:p text:style-name="P2"><text:s text:c="4"/>}</text:p>
      <text:p text:style-name="P2"><text:s text:c="4"/>return ans;</text:p>
      <text:p text:style-name="P2">}</text:p>
      <text:p text:style-name="P2"/>
      <text:p text:style-name="P2">//a^(mod - 1) = 1, Euler</text:p>
      <text:p text:style-name="P2">ll inv(ll a){</text:p>
      <text:p text:style-name="P2"><text:s text:c="4"/>return elevate(a, mod - 2);</text:p>
      <text:p text:style-name="P2">}</text:p>
      <text:p text:style-name="P2"/>
      <text:p text:style-name="P2">//n choose r, nCr = n!/(r!*(n-r)!)</text:p>
      <text:p text:style-name="P2">ll nCr(ll n, ll r){</text:p>
      <text:p text:style-name="P2"><text:s text:c="4"/>ll i, ans = 1;</text:p>
      <text:p text:style-name="P2"><text:s text:c="4"/>if(r &gt; n/2) r = n - r; //Symmetry</text:p>
      <text:p text:style-name="P2"><text:soft-page-break/><text:s text:c="4"/></text:p>
      <text:p text:style-name="P2"><text:s text:c="4"/>for(i = 1; i &lt;= r; ++i){</text:p>
      <text:p text:style-name="P2"><text:s text:c="8"/>ans *= n -i + 1;</text:p>
      <text:p text:style-name="P2"><text:s text:c="8"/>ans /= i;</text:p>
      <text:p text:style-name="P2"><text:s text:c="4"/>}</text:p>
      <text:p text:style-name="P2"><text:s text:c="4"/></text:p>
      <text:p text:style-name="P2"><text:s text:c="4"/>return ans;</text:p>
      <text:p text:style-name="P2">}</text:p>
      <text:p text:style-name="P3"/>
      <text:p text:style-name="P3">//nCr with mod</text:p>
      <text:p text:style-name="P3">ll comb(ll a, ll b) {</text:p>
      <text:p text:style-name="P3"><text:s text:c="4"/>if(b &gt; a) return -1;</text:p>
      <text:p text:style-name="P3"><text:s text:c="4"/>return ((fact[a] * mfact[b])%mod) * mfact[a-b] %mod;</text:p>
      <text:p text:style-name="P3">}</text:p>
      <text:p text:style-name="P3"/>
      <text:p text:style-name="P3">//<text:span text:style-name="T6">BIT + k-th element</text:span></text:p>
      <text:p text:style-name="P3">vll bit;</text:p>
      <text:p text:style-name="P3">ll bit_n;</text:p>
      <text:p text:style-name="P3">void ini(ll n) {bit_n = n; bit.assign(bit_n + 1, 0);}</text:p>
      <text:p text:style-name="P3">void update(ll i, ll x) {for(i++; i &lt;= bit_n; i += LSB(i)) bit[i] += x;}</text:p>
      <text:p text:style-name="P3">ll query_sum(ll i) {ll sum = 0; for(i++; i &gt; 0; i -= LSB(i)) sum += bit[i]; return sum;}</text:p>
      <text:p text:style-name="P3">/*k-th smallest element set in the bit*/</text:p>
      <text:p text:style-name="P3">ll k_element(ll k) {</text:p>
      <text:p text:style-name="P3"><text:s text:c="4"/>ll l = 0, r = bit_n -1, mid, sum;</text:p>
      <text:p text:style-name="P3"><text:s text:c="4"/>while(l &lt; r) {</text:p>
      <text:p text:style-name="P3"><text:s text:c="8"/>mid = (l + r)/2;</text:p>
      <text:p text:style-name="P3"><text:s text:c="8"/>sum = query_sum(mid);</text:p>
      <text:p text:style-name="P3"><text:s text:c="8"/>if(sum &gt;= k) r = mid;</text:p>
      <text:p text:style-name="P3"><text:s text:c="8"/>else l = mid + 1;</text:p>
      <text:p text:style-name="P3"><text:s text:c="4"/>}</text:p>
      <text:p text:style-name="P3"><text:s text:c="4"/>return r;</text:p>
      <text:p text:style-name="P3">}</text:p>
      <text:p text:style-name="P3"/>
      <text:p text:style-name="P3">//MO's algorithm, similar than sqrt decomposition. First sort the queries and then keep adding and</text:p>
      <text:p text:style-name="P3">//removing elements until your current interval is the query interval and report the answer</text:p>
      <text:p text:style-name="P3">//Usefull when you can compose the answer with a smaller or bigger interval. O((Q+N)sqrt(N))</text:p>
      <text:p text:style-name="P3">const int BLOCK = //3; //sqrt(max v.size)</text:p>
      <text:p text:style-name="P3"/>
      <text:p text:style-name="P3">struct Query{</text:p>
      <text:p text:style-name="P3"><text:s text:c="4"/>int l, r, id;</text:p>
      <text:p text:style-name="P3">};</text:p>
      <text:p text:style-name="P3"/>
      <text:p text:style-name="P3">//Sort first by block, second by R</text:p>
      <text:p text:style-name="P3">bool Query_cmp(Query a, Query b) {</text:p>
      <text:p text:style-name="P3"><text:s text:c="4"/>if(a.l / BLOCK != b.l / BLOCK) {</text:p>
      <text:p text:style-name="P3"><text:s text:c="8"/>return a.l / BLOCK &lt; b.l / BLOCK;</text:p>
      <text:p text:style-name="P3"><text:s text:c="4"/>}</text:p>
      <text:p text:style-name="P3"><text:s text:c="4"/>return a.r &lt; b.r;</text:p>
      <text:p text:style-name="P3">}</text:p>
      <text:p text:style-name="P3"/>
      <text:p text:style-name="P3"><text:soft-page-break/>const int MAX = 1e5+4;</text:p>
      <text:p text:style-name="P3">vi v, frec(MAX, 0);</text:p>
      <text:p text:style-name="P3">int answer = 0;</text:p>
      <text:p text:style-name="P3"/>
      <text:p text:style-name="P3">//add data to the answer</text:p>
      <text:p text:style-name="P3">void add(int i) {</text:p>
      <text:p text:style-name="P3"><text:s text:c="4"/>++frec[v[i]];</text:p>
      <text:p text:style-name="P3"><text:s text:c="4"/>if(frec[v[i]] == 1) ++answer;</text:p>
      <text:p text:style-name="P3">}</text:p>
      <text:p text:style-name="P3"/>
      <text:p text:style-name="P3">//remove data to the answer</text:p>
      <text:p text:style-name="P3">void remove(int i) {</text:p>
      <text:p text:style-name="P3"><text:s text:c="4"/>--frec[v[i]];</text:p>
      <text:p text:style-name="P3"><text:s text:c="4"/>if(frec[v[i]] == 0) --answer;</text:p>
      <text:p text:style-name="P3">}</text:p>
      <text:p text:style-name="P3"/>
      <text:p text:style-name="P3">void MO() {</text:p>
      <text:p text:style-name="P3"><text:s text:c="4"/>int i, currL = 0, currR = 0;</text:p>
      <text:p text:style-name="P3"><text:s text:c="4"/>v = {2, 3, 1, 1, 2, 1, 2, 3};</text:p>
      <text:p text:style-name="P3"><text:s text:c="4"/>vector&lt;Query&gt; vq = {{0, 5, 0}, {6, 7, 1}, {0, 3, 2}};</text:p>
      <text:p text:style-name="P3"><text:s text:c="4"/>//Sort the queries</text:p>
      <text:p text:style-name="P3"><text:s text:c="4"/>sort(vq.begin(), vq.end(), Query_cmp);</text:p>
      <text:p text:style-name="P3"/>
      <text:p text:style-name="P3"><text:s text:c="4"/>//The answer contains data of the interval [L..R)</text:p>
      <text:p text:style-name="P3"><text:s text:c="4"/>for(i = 0; i &lt; (int)vq.size(); i++) {</text:p>
      <text:p text:style-name="P3"><text:s text:c="8"/>while(currL &lt; vq[i].l) {</text:p>
      <text:p text:style-name="P3"><text:s text:c="12"/>remove(currL);</text:p>
      <text:p text:style-name="P3"><text:s text:c="12"/>++currL;</text:p>
      <text:p text:style-name="P3"><text:s text:c="8"/>}</text:p>
      <text:p text:style-name="P3"><text:s text:c="8"/>while(currL &gt; vq[i].l) {</text:p>
      <text:p text:style-name="P3"><text:s text:c="12"/>--currL;</text:p>
      <text:p text:style-name="P3"><text:s text:c="12"/>add(currL);</text:p>
      <text:p text:style-name="P3"><text:s text:c="8"/>}</text:p>
      <text:p text:style-name="P3"/>
      <text:p text:style-name="P3"><text:s text:c="8"/>while(currR &lt;= vq[i].r) {</text:p>
      <text:p text:style-name="P3"><text:s text:c="12"/>add(currR);</text:p>
      <text:p text:style-name="P3"><text:s text:c="12"/>currR++;</text:p>
      <text:p text:style-name="P3"><text:s text:c="8"/>}</text:p>
      <text:p text:style-name="P3"><text:s text:c="8"/>while(currR -1 &gt; vq[i].r) {</text:p>
      <text:p text:style-name="P3"><text:s text:c="12"/>currR--;</text:p>
      <text:p text:style-name="P3"><text:s text:c="12"/>remove(currR);</text:p>
      <text:p text:style-name="P3"><text:s text:c="8"/>}</text:p>
      <text:p text:style-name="P3"/>
      <text:p text:style-name="P3"><text:s text:c="8"/>cout &lt;&lt; "[" &lt;&lt; vq[i].l &lt;&lt; " " &lt;&lt; vq[i].r &lt;&lt; "]:" &lt;&lt; answer &lt;&lt; endl;</text:p>
      <text:p text:style-name="P3"><text:s text:c="8"/>//ans[vq[i].id] = answer //to sort the answer</text:p>
      <text:p text:style-name="P3"><text:s text:c="4"/>}</text:p>
      <text:p text:style-name="P3">}</text:p>
      <text:p text:style-name="P3"/>
      <text:p text:style-name="P3">//KMP for pattern searching</text:p>
      <text:p text:style-name="P3">//lps[i] : longest proper prefix in pat[0..i] that is also a suffix in pat[0...i]</text:p>
      <text:p text:style-name="P3"><text:soft-page-break/>void KMPsearch(string &amp;txt, string &amp;pat) {</text:p>
      <text:p text:style-name="P3"><text:s text:c="4"/>ll i, j, len = 0, n = txt.length(), m = pat.length();</text:p>
      <text:p text:style-name="P3"><text:s text:c="4"/>vi lps(m, 0); </text:p>
      <text:p text:style-name="P3"><text:s text:c="4"/></text:p>
      <text:p text:style-name="P3"><text:s text:c="4"/>//create lps array</text:p>
      <text:p text:style-name="P3"><text:s text:c="4"/>for(i = 1; i &lt; m;) {</text:p>
      <text:p text:style-name="P3"><text:s text:c="8"/>if(pat[i] == pat[len]) {</text:p>
      <text:p text:style-name="P3"><text:s text:c="12"/>++len;</text:p>
      <text:p text:style-name="P3"><text:s text:c="12"/>lps[i++] = len;</text:p>
      <text:p text:style-name="P3"><text:s text:c="8"/>}</text:p>
      <text:p text:style-name="P3"><text:s text:c="8"/>else{</text:p>
      <text:p text:style-name="P3"><text:s text:c="12"/>if(len == 0) ++i;</text:p>
      <text:p text:style-name="P3"><text:s text:c="12"/>else len = lps[len - 1];</text:p>
      <text:p text:style-name="P3"><text:s text:c="8"/>}</text:p>
      <text:p text:style-name="P3"><text:s text:c="4"/>}</text:p>
      <text:p text:style-name="P3"><text:s text:c="4"/></text:p>
      <text:p text:style-name="P3"><text:s text:c="4"/>//search for pat in txt</text:p>
      <text:p text:style-name="P3"><text:s text:c="4"/>for(i = 0, j = 0; i &lt; n;) {</text:p>
      <text:p text:style-name="P3"><text:s text:c="8"/>if(txt[i] == pat[j]) {</text:p>
      <text:p text:style-name="P3"><text:s text:c="12"/>++i;</text:p>
      <text:p text:style-name="P3"><text:s text:c="12"/>++j;</text:p>
      <text:p text:style-name="P3"><text:s text:c="12"/>if(j == m) {</text:p>
      <text:p text:style-name="P3"><text:s text:c="16"/>cout &lt;&lt; "FOUND AT:" &lt;&lt; i - m &lt;&lt; "\n";</text:p>
      <text:p text:style-name="P3"><text:s text:c="16"/>j = lps[j - 1];</text:p>
      <text:p text:style-name="P3"><text:s text:c="12"/>}</text:p>
      <text:p text:style-name="P3"><text:s text:c="8"/>}</text:p>
      <text:p text:style-name="P3"><text:s text:c="8"/>else {</text:p>
      <text:p text:style-name="P3"><text:s text:c="12"/>if(j == 0) ++i;</text:p>
      <text:p text:style-name="P3"><text:s text:c="12"/>else j = lps[j - 1];</text:p>
      <text:p text:style-name="P3"><text:s text:c="8"/>}</text:p>
      <text:p text:style-name="P3"><text:s text:c="4"/>}</text:p>
      <text:p text:style-name="P3"><text:s text:c="4"/></text:p>
      <text:p text:style-name="P3"><text:s text:c="4"/>cout &lt;&lt; "Finished" &lt;&lt; endl;</text:p>
      <text:p text:style-name="P3">}</text:p>
      <text:p text:style-name="P3"/>
      <text:p text:style-name="P3">////Z-ALGORITHM, z[i] = length of the longest substring of s that is also prefix of x</text:p>
      <text:p text:style-name="P3">////Search in O(n + m) search_word$string and loog all z[i] = search_word.length()</text:p>
      <text:p text:style-name="P3">void z_array(string s){</text:p>
      <text:p text:style-name="P3"><text:s text:c="4"/>int i, L = 0,R = 0, n = s.length();</text:p>
      <text:p text:style-name="P3"><text:s text:c="4"/>vi z(n, 0);</text:p>
      <text:p text:style-name="P3"/>
      <text:p text:style-name="P3"><text:s text:c="4"/>//the box is [L, R]</text:p>
      <text:p text:style-name="P3"><text:s text:c="4"/>for(i = 1; i &lt; n; ++i){</text:p>
      <text:p text:style-name="P3"><text:s text:c="8"/>z[i] = max(0, min(z[i - L], R - i));</text:p>
      <text:p text:style-name="P3"><text:s text:c="8"/>while(i + z[i] &lt; n &amp;&amp; s[z[i]] == s[i + z[i]]){</text:p>
      <text:p text:style-name="P3"><text:s text:c="12"/>L = i; R = i + z[i]; ++z[i];</text:p>
      <text:p text:style-name="P3"><text:s text:c="8"/>}</text:p>
      <text:p text:style-name="P3"><text:s text:c="4"/>}</text:p>
      <text:p text:style-name="P3"><text:s text:c="4"/></text:p>
      <text:p text:style-name="P3"><text:s text:c="4"/>echo(z);</text:p>
      <text:p text:style-name="P3"><text:soft-page-break/>}</text:p>
      <text:p text:style-name="P3"/>
      <text:p text:style-name="P3">//construct trie O(m) + automaton O(mk), O(mk) memory, m = sum(len(word_i))</text:p>
      <text:p text:style-name="P3">#define next asdfa</text:p>
      <text:p text:style-name="P3">//size of alphabet, 26 lowercase</text:p>
      <text:p text:style-name="P3">const int k = 26;</text:p>
      <text:p text:style-name="P3"/>
      <text:p text:style-name="P3">struct vertex{</text:p>
      <text:p text:style-name="P3"><text:s text:c="4"/>vi next;</text:p>
      <text:p text:style-name="P3"><text:s text:c="4"/>//number of words ending at current vertex</text:p>
      <text:p text:style-name="P3"><text:s text:c="4"/>int leaf;</text:p>
      <text:p text:style-name="P3"><text:s text:c="4"/>//ancestor p and ch is the transition of p-&gt;v</text:p>
      <text:p text:style-name="P3"><text:s text:c="4"/>int p;</text:p>
      <text:p text:style-name="P3"><text:s text:c="4"/>char pch;</text:p>
      <text:p text:style-name="P3"><text:s text:c="4"/>//proper suffix link of the vertex</text:p>
      <text:p text:style-name="P3"><text:s text:c="4"/>int link;</text:p>
      <text:p text:style-name="P3"><text:s text:c="4"/>vi go;</text:p>
      <text:p text:style-name="P3"><text:s text:c="4"/>//how many suffixes there are in the tree;</text:p>
      <text:p text:style-name="P3"><text:s text:c="4"/>int count;</text:p>
      <text:p text:style-name="P3"/>
      <text:p text:style-name="P3"><text:s text:c="4"/>vertex(int _p, char _pch) {</text:p>
      <text:p text:style-name="P3"><text:s text:c="8"/>next.assign(k, -1);</text:p>
      <text:p text:style-name="P3"><text:s text:c="8"/>leaf = 0;</text:p>
      <text:p text:style-name="P3"><text:s text:c="8"/>this-&gt;p = _p;</text:p>
      <text:p text:style-name="P3"><text:s text:c="8"/>this-&gt;pch = _pch;</text:p>
      <text:p text:style-name="P3"><text:s text:c="8"/>link = -1;</text:p>
      <text:p text:style-name="P3"><text:s text:c="8"/>go.assign(k, -1);</text:p>
      <text:p text:style-name="P3"><text:s text:c="8"/>count = -1;</text:p>
      <text:p text:style-name="P3"><text:s text:c="4"/>}</text:p>
      <text:p text:style-name="P3">};</text:p>
      <text:p text:style-name="P3"/>
      <text:p text:style-name="P3">vector&lt;vertex&gt; t = {{-1, '$'}};</text:p>
      <text:p text:style-name="P3">int t_size = 1;</text:p>
      <text:p text:style-name="P3"/>
      <text:p text:style-name="P3">//add string to the trie t</text:p>
      <text:p text:style-name="P3">void add_string(string s) {</text:p>
      <text:p text:style-name="P3"><text:s text:c="4"/>int c, p = 0;</text:p>
      <text:p text:style-name="P3"><text:s text:c="4"/>for(char ch : s) {</text:p>
      <text:p text:style-name="P3"><text:s text:c="8"/>c = ch - 'a';</text:p>
      <text:p text:style-name="P3"><text:s text:c="8"/>if(t[p].next[c] == -1) {</text:p>
      <text:p text:style-name="P3"><text:s text:c="12"/>t.pb({p, ch});</text:p>
      <text:p text:style-name="P3"><text:s text:c="12"/>t[p].next[c] = t_size++;</text:p>
      <text:p text:style-name="P3"><text:s text:c="8"/>}</text:p>
      <text:p text:style-name="P3"><text:s text:c="8"/>p = t[p].next[c];</text:p>
      <text:p text:style-name="P3"><text:s text:c="4"/>}</text:p>
      <text:p text:style-name="P3"><text:s text:c="4"/>t[p].leaf++;</text:p>
      <text:p text:style-name="P3">}</text:p>
      <text:p text:style-name="P3"/>
      <text:p text:style-name="P3">//Search for any proper suffix of v that has next[c] transition</text:p>
      <text:p text:style-name="P3">//call go(v, ch) for move the automaton from the vertex v using transition ch</text:p>
      <text:p text:style-name="P3"><text:soft-page-break/>int go(int v, char ch);</text:p>
      <text:p text:style-name="P3"/>
      <text:p text:style-name="P3">//get the proper suffix link of v. Once called, don't call anymore add_strings</text:p>
      <text:p text:style-name="P3">int get_link(int v) {</text:p>
      <text:p text:style-name="P3"><text:s text:c="4"/>if(t[v].link == -1) {</text:p>
      <text:p text:style-name="P3"><text:s text:c="8"/>if(v == 0 || t[v].p == 0) t[v].link = 0;</text:p>
      <text:p text:style-name="P3"><text:s text:c="8"/>else t[v].link = go(get_link(t[v].p), t[v].pch);</text:p>
      <text:p text:style-name="P3"><text:s text:c="4"/>}</text:p>
      <text:p text:style-name="P3"><text:s text:c="4"/>return t[v].link;</text:p>
      <text:p text:style-name="P3">}</text:p>
      <text:p text:style-name="P3"/>
      <text:p text:style-name="P3">int go(int v, char ch) {</text:p>
      <text:p text:style-name="P3"><text:s text:c="4"/>int c = ch - 'a';</text:p>
      <text:p text:style-name="P3"><text:s text:c="4"/>if(t[v].go[c] == -1) {</text:p>
      <text:p text:style-name="P3"><text:s text:c="8"/>if(t[v].next[c] != -1) t[v].go[c] = t[v].next[c];</text:p>
      <text:p text:style-name="P3"><text:s text:c="8"/>//The root doesn't have next[c]</text:p>
      <text:p text:style-name="P3"><text:s text:c="8"/>else if(v == 0) t[v].go[c] = 0;</text:p>
      <text:p text:style-name="P3"><text:s text:c="8"/>else {</text:p>
      <text:p text:style-name="P3"><text:s text:c="12"/>t[v].go[c] = go(get_link(v), ch);</text:p>
      <text:p text:style-name="P3"><text:s text:c="8"/>}</text:p>
      <text:p text:style-name="P3"><text:s text:c="4"/>}</text:p>
      <text:p text:style-name="P3"><text:s text:c="4"/>return t[v].go[c];</text:p>
      <text:p text:style-name="P3">}</text:p>
      <text:p text:style-name="P3"/>
      <text:p text:style-name="P3">//get the count of v</text:p>
      <text:p text:style-name="P3">int count(int v) {</text:p>
      <text:p text:style-name="P3"><text:s text:c="4"/>if(t[v].count == -1) {</text:p>
      <text:p text:style-name="P3"><text:s text:c="8"/>t[v].count = t[v].leaf;</text:p>
      <text:p text:style-name="P3"><text:s text:c="8"/>if(v != 0) t[v].count += count(get_link(v));</text:p>
      <text:p text:style-name="P3"><text:s text:c="4"/>}</text:p>
      <text:p text:style-name="P3"><text:s text:c="4"/>return t[v].count;</text:p>
      <text:p text:style-name="P3">}</text:p>
      <text:p text:style-name="P3"/>
      <text:p text:style-name="P3">//search the number of the strings in the automaton that are in the text</text:p>
      <text:p text:style-name="P3">int search_num_string(string text) {</text:p>
      <text:p text:style-name="P3"><text:s text:c="4"/>int p = 0, ans=0;</text:p>
      <text:p text:style-name="P3"/>
      <text:p text:style-name="P3"><text:s text:c="4"/>for(auto ch : text) {</text:p>
      <text:p text:style-name="P3"><text:s text:c="8"/>ans += count(p);</text:p>
      <text:p text:style-name="P3"><text:s text:c="8"/>p = go(p, ch);</text:p>
      <text:p text:style-name="P3"><text:s text:c="4"/>}</text:p>
      <text:p text:style-name="P3"><text:s text:c="4"/>ans += count(p);</text:p>
      <text:p text:style-name="P3"><text:s text:c="4"/>return ans;</text:p>
      <text:p text:style-name="P3">}</text:p>
      <text:p text:style-name="P3"/>
      <text:p text:style-name="P3">#define next _42_</text:p>
      <text:p text:style-name="P3">//Suffix Automaton, save a directed acyclic graph and a suffix link tree with all the suffix of a word</text:p>
      <text:p text:style-name="P3">struct state {</text:p>
      <text:p text:style-name="P3"><text:s text:c="4"/>//length of the longest string in the equivalence classes</text:p>
      <text:p text:style-name="P3"><text:s text:c="4"/>int len;</text:p>
      <text:p text:style-name="P3"><text:soft-page-break/><text:s text:c="4"/>//suffix link</text:p>
      <text:p text:style-name="P3"><text:s text:c="4"/>int link = -1;</text:p>
      <text:p text:style-name="P3"><text:s text:c="4"/>map&lt;char, int&gt; next;</text:p>
      <text:p text:style-name="P3"><text:s text:c="4"/>state(int _len) {</text:p>
      <text:p text:style-name="P3"><text:s text:c="8"/>len = _len;</text:p>
      <text:p text:style-name="P3"><text:s text:c="4"/>}</text:p>
      <text:p text:style-name="P3">};</text:p>
      <text:p text:style-name="P3"/>
      <text:p text:style-name="P3">vector&lt;state&gt; t = {{0}};</text:p>
      <text:p text:style-name="P3">int t_size = 1, last = 0;</text:p>
      <text:p text:style-name="P3"/>
      <text:p text:style-name="P3">//add a character to the automaton</text:p>
      <text:p text:style-name="P3">//last is the state of the last char c added, p is the head of the automaton</text:p>
      <text:p text:style-name="P3">//q is the state to duplicate</text:p>
      <text:p text:style-name="P3">void sa_extend(char c) {</text:p>
      <text:p text:style-name="P3"><text:s text:c="4"/>int p = last, q;</text:p>
      <text:p text:style-name="P3"><text:s text:c="4"/>t.pb({t[last].len + 1});</text:p>
      <text:p text:style-name="P3"><text:s text:c="4"/>last = t_size; t_size++;</text:p>
      <text:p text:style-name="P3"><text:s text:c="4"/>//add c to the previous suffixes</text:p>
      <text:p text:style-name="P3"><text:s text:c="4"/>while(p != -1 &amp;&amp; t[p].next.find(c) == t[p].next.end()) {</text:p>
      <text:p text:style-name="P3"><text:s text:c="8"/>t[p].next[c] = last;</text:p>
      <text:p text:style-name="P3"><text:s text:c="8"/>p = t[p].link;</text:p>
      <text:p text:style-name="P3"><text:s text:c="4"/>}</text:p>
      <text:p text:style-name="P3"><text:s text:c="4"/>//first time of c in the string</text:p>
      <text:p text:style-name="P3"><text:s text:c="4"/>if(p == -1) {</text:p>
      <text:p text:style-name="P3"><text:s text:c="8"/>t[last].link = 0;</text:p>
      <text:p text:style-name="P3"><text:s text:c="8"/>return;</text:p>
      <text:p text:style-name="P3"><text:s text:c="4"/>}</text:p>
      <text:p text:style-name="P3"><text:s text:c="4"/>q = t[p].next[c];</text:p>
      <text:p text:style-name="P3"><text:s text:c="4"/>if(t[p].len + 1 == t[q].len) {</text:p>
      <text:p text:style-name="P3"><text:s text:c="8"/>t[last].link = q;</text:p>
      <text:p text:style-name="P3"><text:s text:c="8"/>return;</text:p>
      <text:p text:style-name="P3"><text:s text:c="4"/>}</text:p>
      <text:p text:style-name="P3"><text:s text:c="4"/>//clone state q</text:p>
      <text:p text:style-name="P3"><text:s text:c="4"/>t.pb({t[p].len + 1});</text:p>
      <text:p text:style-name="P3"><text:s text:c="4"/>t_size++;</text:p>
      <text:p text:style-name="P3"><text:s text:c="4"/>t[t_size - 1].next = t[q].next;</text:p>
      <text:p text:style-name="P3"><text:s text:c="4"/>t[t_size - 1].link = t[q].link;</text:p>
      <text:p text:style-name="P3"/>
      <text:p text:style-name="P3"><text:s text:c="4"/>//add links of last and q</text:p>
      <text:p text:style-name="P3"><text:s text:c="4"/>t[last].link = t_size - 1;</text:p>
      <text:p text:style-name="P3"><text:s text:c="4"/>t[q].link = t_size - 1;</text:p>
      <text:p text:style-name="P3"/>
      <text:p text:style-name="P3"><text:s text:c="4"/>//point the last suffixes to q cloned</text:p>
      <text:p text:style-name="P3"><text:s text:c="4"/>while(p != -1 &amp;&amp; t[p].next.find(c) != t[p].next.end()) {</text:p>
      <text:p text:style-name="P3"><text:s text:c="8"/>t[p].next[c] = t_size - 1;</text:p>
      <text:p text:style-name="P3"><text:s text:c="8"/>p = t[p].link;</text:p>
      <text:p text:style-name="P3"><text:s text:c="4"/>}</text:p>
      <text:p text:style-name="P3">}</text:p>
      <text:p text:style-name="P3"/>
      <text:p text:style-name="P3"><text:soft-page-break/>//O(s.length()) to create the automaton. Be careful adding any char once called another function</text:p>
      <text:p text:style-name="P3">void sa_ini(string s) {</text:p>
      <text:p text:style-name="P3"><text:s text:c="4"/>for(char c : s) sa_extend(c);</text:p>
      <text:p text:style-name="P3">}</text:p>
      <text:p text:style-name="P3"/>
      <text:p text:style-name="P3">//A path from root to a terminal node is a suffix of the automaton string</text:p>
      <text:p text:style-name="P3">vector&lt;bool&gt; terminal;</text:p>
      <text:p text:style-name="P3">void sa_terminal() {</text:p>
      <text:p text:style-name="P3"><text:s text:c="4"/>int p = last;</text:p>
      <text:p text:style-name="P3"><text:s text:c="4"/>if(terminal.empty() == false) return; //previously calculated</text:p>
      <text:p text:style-name="P3"><text:s text:c="4"/>terminal.assign(t_size, false);</text:p>
      <text:p text:style-name="P3"><text:s text:c="4"/>while(p != -1) {</text:p>
      <text:p text:style-name="P3"><text:s text:c="8"/>terminal[p] = true;</text:p>
      <text:p text:style-name="P3"><text:s text:c="8"/>p = t[p].link;</text:p>
      <text:p text:style-name="P3"><text:s text:c="4"/>}</text:p>
      <text:p text:style-name="P3">}</text:p>
      <text:p text:style-name="P3"/>
      <text:p text:style-name="P3">//true if w is a substring of the automaton string</text:p>
      <text:p text:style-name="P3">//Also s is the longest prefix of w that is in s</text:p>
      <text:p text:style-name="P3">//w is a suffix if the last p is a terminal state</text:p>
      <text:p text:style-name="P3">bool sa_is_substr(string w) {</text:p>
      <text:p text:style-name="P3"><text:s text:c="4"/>int p = 0; //string s;</text:p>
      <text:p text:style-name="P3"><text:s text:c="4"/>for(char ch : w) {</text:p>
      <text:p text:style-name="P3"><text:s text:c="8"/>if(t[p].next.find(ch) == t[p].next.end()) return false;</text:p>
      <text:p text:style-name="P3"><text:s text:c="8"/>p = t[p].next[ch];</text:p>
      <text:p text:style-name="P3"><text:s text:c="8"/>//s += c;</text:p>
      <text:p text:style-name="P3"><text:s text:c="4"/>}</text:p>
      <text:p text:style-name="P3"><text:s text:c="4"/>return true;</text:p>
      <text:p text:style-name="P3">}</text:p>
      <text:p text:style-name="P3"/>
      <text:p text:style-name="P3">vll dp_num_substr;</text:p>
      <text:p text:style-name="P3">ll num_substr_rec(int i) {</text:p>
      <text:p text:style-name="P3"><text:s text:c="4"/>ll sum = 1;</text:p>
      <text:p text:style-name="P3"><text:s text:c="4"/>if(dp_num_substr[i] != -1) return dp_num_substr[i];</text:p>
      <text:p text:style-name="P3"><text:s text:c="4"/>for(auto el : t[i].next) sum += num_substr_rec(el.se);</text:p>
      <text:p text:style-name="P3"><text:s text:c="4"/>return dp_num_substr[i] = sum;</text:p>
      <text:p text:style-name="P3">}</text:p>
      <text:p text:style-name="P3">//Number of different substrings of the automaton string (Is the number of different paths in the automaton)</text:p>
      <text:p text:style-name="P3">//For the number of the length of all different substring the recursive formula is </text:p>
      <text:p text:style-name="P3">// sum of dp_num_substr[i] + dp_num_len_substr[i], the previous answer + 1*number of different substrings</text:p>
      <text:p text:style-name="P3">ll sa_num_substr() {</text:p>
      <text:p text:style-name="P3"><text:s text:c="4"/>if(dp_num_substr.empty() == false) return dp_num_substr[0]; //previously calculated</text:p>
      <text:p text:style-name="P3"><text:s text:c="4"/>dp_num_substr.assign(t_size, -1);</text:p>
      <text:p text:style-name="P3"><text:s text:c="4"/>num_substr_rec(0);</text:p>
      <text:p text:style-name="P3"><text:s text:c="4"/>return dp_num_substr[0]; // -1 if you don't want the empty substring</text:p>
      <text:p text:style-name="P3">}</text:p>
      <text:p text:style-name="P3"/>
      <text:p text:style-name="P3">//k-th string in the sorted substrings set of the automaton string. It's the k-th path in the graph</text:p>
      <text:p text:style-name="P3"><text:soft-page-break/>//k is [0..sa_num_substr()-1]</text:p>
      <text:p text:style-name="P3">string sa_k_substr(int k) {</text:p>
      <text:p text:style-name="P3"><text:s text:c="4"/>int p = 0;</text:p>
      <text:p text:style-name="P3"><text:s text:c="4"/>char prev = '$';</text:p>
      <text:p text:style-name="P3"><text:s text:c="4"/>string ans = "";</text:p>
      <text:p text:style-name="P3"><text:s text:c="4"/>if(k &gt; sa_num_substr()) return ans; //not exists that k-th string, error</text:p>
      <text:p text:style-name="P3"><text:s text:c="4"/>while(k &gt; 0) {</text:p>
      <text:p text:style-name="P3"><text:s text:c="8"/>prev = '$';</text:p>
      <text:p text:style-name="P3"><text:s text:c="8"/>for(auto el : t[p].next) {</text:p>
      <text:p text:style-name="P3"><text:s text:c="12"/>prev = el.fi;</text:p>
      <text:p text:style-name="P3"><text:s text:c="12"/>if(dp_num_substr[el.se] &gt;= k) break;</text:p>
      <text:p text:style-name="P3"><text:s text:c="12"/>k -= dp_num_substr[el.se];</text:p>
      <text:p text:style-name="P3"><text:s text:c="8"/>}</text:p>
      <text:p text:style-name="P3"><text:s text:c="8"/>if(prev == '$') break; //error</text:p>
      <text:p text:style-name="P3"><text:s text:c="8"/>ans += prev;</text:p>
      <text:p text:style-name="P3"><text:s text:c="8"/>p = t[p].next[prev];</text:p>
      <text:p text:style-name="P3"><text:s text:c="8"/>k--;</text:p>
      <text:p text:style-name="P3"><text:s text:c="4"/>}</text:p>
      <text:p text:style-name="P3"><text:s text:c="4"/>return ans;</text:p>
      <text:p text:style-name="P3">}</text:p>
      <text:p text:style-name="P3"/>
      <text:p text:style-name="P3">//lexicographically smallest cyclic shift of the string s</text:p>
      <text:p text:style-name="P3">string sa_small_cyclic_shift(string s) {</text:p>
      <text:p text:style-name="P3"><text:s text:c="4"/>int p = 0, cnt = s.length();</text:p>
      <text:p text:style-name="P3"><text:s text:c="4"/>string ans = "";</text:p>
      <text:p text:style-name="P3"><text:s text:c="4"/>sa_ini(s + s); //initialize sa with s+s, the ans is greedy the first path with length s.length()</text:p>
      <text:p text:style-name="P3"><text:s text:c="4"/>while(cnt--) {</text:p>
      <text:p text:style-name="P3"><text:s text:c="8"/>auto el = *(t[p].next.begin()); //take greedy the first edge</text:p>
      <text:p text:style-name="P3"><text:s text:c="8"/>ans += el.fi;</text:p>
      <text:p text:style-name="P3"><text:s text:c="8"/>p = el.se;</text:p>
      <text:p text:style-name="P3"><text:s text:c="4"/>}</text:p>
      <text:p text:style-name="P3"/>
      <text:p text:style-name="P3"><text:s text:c="4"/>return ans;</text:p>
      <text:p text:style-name="P3">}</text:p>
      <text:p text:style-name="P3"/>
      <text:p text:style-name="P3">//int sa_num_ocurrences(string w); //Better use Aho-Corasick</text:p>
      <text:p text:style-name="P3"/>
      <text:p text:style-name="P3"/>
      <text:p text:style-name="P3">//Test of the automaton string, the number of the substrings and the substrings, sorted</text:p>
      <text:p text:style-name="P3">void sa_test1() {</text:p>
      <text:p text:style-name="P3"><text:s text:c="4"/>ll i, n;</text:p>
      <text:p text:style-name="P3"><text:s text:c="4"/>sa_ini("test");</text:p>
      <text:p text:style-name="P3"><text:s text:c="4"/>n = sa_num_substr();</text:p>
      <text:p text:style-name="P3"><text:s text:c="4"/>cout &lt;&lt; n &lt;&lt; endl;</text:p>
      <text:p text:style-name="P3"><text:s text:c="4"/>for(i = 0; i &lt; n; i++)</text:p>
      <text:p text:style-name="P3"><text:s text:c="8"/>cout &lt;&lt; sa_k_substr(i) &lt;&lt; endl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d944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0:31:13.097674926</meta:creation-date>
    <meta:generator>LibreOffice/6.0.7.3$Linux_X86_64 LibreOffice_project/00m0$Build-3</meta:generator>
    <dc:date>2020-01-22T11:21:04.747886538</dc:date>
    <meta:editing-duration>PT33M4S</meta:editing-duration>
    <meta:editing-cycles>12</meta:editing-cycles>
    <meta:document-statistic meta:table-count="0" meta:image-count="0" meta:object-count="0" meta:page-count="16" meta:paragraph-count="711" meta:word-count="3181" meta:character-count="19149" meta:non-whitespace-character-count="13688"/>
  </office:meta>
</office:document-meta>
</file>